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8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52.6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st-frag-bass_5f_ntm_7c_PB40">
      <style:table-properties table:display="true" style:writing-mode="lr-tb"/>
    </style:style>
    <style:style style:name="ta2" style:family="table" style:master-page-name="PageStyle_5f_test-frag-fass_5f_ctm_7c_PB40">
      <style:table-properties table:display="true" style:writing-mode="lr-tb"/>
    </style:style>
    <style:style style:name="ta3" style:family="table" style:master-page-name="PageStyle_5f_test-frag-fass_5f_ntm_7c_PB40">
      <style:table-properties table:display="true" style:writing-mode="lr-tb"/>
    </style:style>
    <style:style style:name="ta4" style:family="table" style:master-page-name="PageStyle_5f_test-full-bass_5f_ntm_7c_NLReff">
      <style:table-properties table:display="true" style:writing-mode="lr-tb"/>
    </style:style>
    <style:style style:name="ta5" style:family="table" style:master-page-name="PageStyle_5f_test-full-bass_5f_other_7c_NLReff">
      <style:table-properties table:display="true" style:writing-mode="lr-tb"/>
    </style:style>
    <style:style style:name="ta6" style:family="table" style:master-page-name="PageStyle_5f_test-full-fass_5f_the3_5f_ntm_7c_NLReff">
      <style:table-properties table:display="true" style:writing-mode="lr-tb"/>
    </style:style>
    <style:style style:name="ta7" style:family="table" style:master-page-name="PageStyle_5f_test-full-fass_5f_ctm_7c_NLReff">
      <style:table-properties table:display="true" style:writing-mode="lr-tb"/>
    </style:style>
    <style:style style:name="ta8" style:family="table" style:master-page-name="PageStyle_5f_test-full-fass_5f_ntm_7c_NLReff">
      <style:table-properties table:display="true" style:writing-mode="lr-tb"/>
    </style:style>
    <style:style style:name="ta9" style:family="table" style:master-page-name="PageStyle_5f_test-full-bass_5f_ntm_7c_PB40">
      <style:table-properties table:display="true" style:writing-mode="lr-tb"/>
    </style:style>
    <style:style style:name="ta10" style:family="table" style:master-page-name="PageStyle_5f_test-full-fass_5f_ctm_7c_PB40">
      <style:table-properties table:display="true" style:writing-mode="lr-tb"/>
    </style:style>
    <style:style style:name="ta11" style:family="table" style:master-page-name="PageStyle_5f_test-full-fass_5f_ntm_7c_PB4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-frag-bass_ntm|PB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3" calcext:value-type="float">
            <text:p>0.23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38" calcext:value-type="float">
            <text:p>0.38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7" calcext:value-type="float">
            <text:p>0.2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4" calcext:value-type="float">
            <text:p>0.4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2" calcext:value-type="float">
            <text:p>0.3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8" calcext:value-type="float">
            <text:p>0.48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41" calcext:value-type="float">
            <text:p>0.4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27" calcext:value-type="float">
            <text:p>0.27</text:p>
          </table:table-cell>
          <table:table-cell table:style-name="ce4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39" calcext:value-type="float">
            <text:p>0.39</text:p>
          </table:table-cell>
          <table:table-cell table:style-name="ce4"/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5" calcext:value-type="float">
            <text:p>0.50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1" calcext:value-type="float">
            <text:p>0.4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ctm|PB40" table:style-name="ta2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04" calcext:value-type="float">
            <text:p>0.04</text:p>
          </table:table-cell>
          <table:table-cell table:style-name="ce4"/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04" calcext:value-type="float">
            <text:p>0.04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1" calcext:value-type="float">
            <text:p>0.1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ntm|PB40" table:style-name="ta3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" calcext:value-type="float">
            <text:p>0.1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/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0.05" calcext:value-type="float">
            <text:p>0.05</text:p>
          </table:table-cell>
          <table:table-cell table:style-name="ce4"/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NLReff" table:style-name="ta4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1" calcext:value-type="float">
            <text:p>0.7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69" calcext:value-type="float">
            <text:p>0.6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6" calcext:value-type="float">
            <text:p>0.5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66" calcext:value-type="float">
            <text:p>0.6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55" calcext:value-type="float">
            <text:p>0.5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65" calcext:value-type="float">
            <text:p>0.6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0.64" calcext:value-type="float">
            <text:p>0.6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4" calcext:value-type="float">
            <text:p>0.74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other|NLReff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55" calcext:value-type="float">
            <text:p>0.5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55" calcext:value-type="float">
            <text:p>0.5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1" calcext:value-type="float">
            <text:p>0.4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36" calcext:value-type="float">
            <text:p>0.3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1" calcext:value-type="float">
            <text:p>0.6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61" calcext:value-type="float">
            <text:p>0.61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the3_ntm|NLReff" table:style-name="ta6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39" calcext:value-type="float">
            <text:p>0.3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1" calcext:value-type="float">
            <text:p>0.4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19" calcext:value-type="float">
            <text:p>0.1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33" calcext:value-type="float">
            <text:p>0.3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1" calcext:value-type="float">
            <text:p>0.3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8" calcext:value-type="float">
            <text:p>0.80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32" calcext:value-type="float">
            <text:p>0.3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1" calcext:value-type="float">
            <text:p>0.41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NLReff" table:style-name="ta7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8" calcext:value-type="float">
            <text:p>0.5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9" calcext:value-type="float">
            <text:p>0.6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37" calcext:value-type="float">
            <text:p>0.37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5" calcext:value-type="float">
            <text:p>0.4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2" calcext:value-type="float">
            <text:p>0.4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0.5" calcext:value-type="float">
            <text:p>0.5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" calcext:value-type="float">
            <text:p>0.60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NLReff" table:style-name="ta8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3" calcext:value-type="float">
            <text:p>0.3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42" calcext:value-type="float">
            <text:p>0.4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13" calcext:value-type="float">
            <text:p>0.1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4" calcext:value-type="float">
            <text:p>0.2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33" calcext:value-type="float">
            <text:p>0.3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3" calcext:value-type="float">
            <text:p>0.3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0.29" calcext:value-type="float">
            <text:p>0.2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4" calcext:value-type="float">
            <text:p>0.40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PB40" table:style-name="ta9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38" calcext:value-type="float">
            <text:p>0.3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7" calcext:value-type="float">
            <text:p>0.2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7" calcext:value-type="float">
            <text:p>0.2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2" calcext:value-type="float">
            <text:p>0.2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7" calcext:value-type="float">
            <text:p>0.2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28" calcext:value-type="float">
            <text:p>0.2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PB40" table:style-name="ta10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5" calcext:value-type="float">
            <text:p>0.0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4" calcext:value-type="float">
            <text:p>0.14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1" calcext:value-type="float">
            <text:p>0.1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2" calcext:value-type="float">
            <text:p>0.0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5" calcext:value-type="float">
            <text:p>0.0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0.07" calcext:value-type="float">
            <text:p>0.0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1" calcext:value-type="float">
            <text:p>0.11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PB40" table:style-name="ta11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9" calcext:value-type="float">
            <text:p>0.0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" calcext:value-type="float">
            <text:p>0.0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7" calcext:value-type="float">
            <text:p>0.70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02" calcext:value-type="float">
            <text:p>0.0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4" calcext:value-type="float">
            <text:p>0.04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-frag-bass_5f_ntm_7c_PB40" style:display-name="PageStyle_test-frag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ctm_7c_PB40" style:display-name="PageStyle_test-frag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ntm_7c_PB40" style:display-name="PageStyle_test-frag-f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NLReff" style:display-name="PageStyle_test-full-b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other_7c_NLReff" style:display-name="PageStyle_test-full-bass_other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the3_5f_ntm_7c_NLReff" style:display-name="PageStyle_test-full-fass_the3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NLReff" style:display-name="PageStyle_test-full-fass_c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NLReff" style:display-name="PageStyle_test-full-f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PB40" style:display-name="PageStyle_test-full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PB40" style:display-name="PageStyle_test-full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PB40" style:display-name="PageStyle_test-full-fass_ntm|PB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1284" meta:object-count="0"/>
    <meta:generator>LibreOfficeDev/6.0.5.2$Linux_X86_64 LibreOffice_project/</meta:generator>
  </office:meta>
</office:document-meta>
</file>